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column/>
        <table:table-row>
          <table:table-cell office:value-type="string" office:string-value="Type">
            <text:p>Type</text:p>
          </table:table-cell>
          <table:table-cell office:value-type="string" office:string-value="Value">
            <text:p>Value</text:p>
          </table:table-cell>
        </table:table-row>
        <table:table-row>
          <table:table-cell office:value-type="string" office:string-value="string">
            <text:p>string</text:p>
          </table:table-cell>
          <table:table-cell office:value-type="string" office:string-value="hello world">
            <text:p>hello world</text:p>
          </table:table-cell>
        </table:table-row>
        <table:table-row>
          <table:table-cell office:value-type="string" office:string-value="empty_string">
            <text:p>empty_string</text:p>
          </table:table-cell>
          <table:table-cell office:value-type="string">
            <text:p/>
          </table:table-cell>
        </table:table-row>
        <table:table-row>
          <table:table-cell office:value-type="string" office:string-value="float">
            <text:p>float</text:p>
          </table:table-cell>
          <table:table-cell office:value-type="float" office:value="3.14159">
            <text:p>3.14159</text:p>
          </table:table-cell>
        </table:table-row>
        <table:table-row>
          <table:table-cell office:value-type="string" office:string-value="int">
            <text:p>int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 office:string-value="negative_float">
            <text:p>negative_float</text:p>
          </table:table-cell>
          <table:table-cell office:value-type="float" office:value="-99.5">
            <text:p>-99.5</text:p>
          </table:table-cell>
        </table:table-row>
        <table:table-row>
          <table:table-cell office:value-type="string" office:string-value="zero">
            <text:p>zero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bool_true">
            <text:p>bool_true</text:p>
          </table:table-cell>
          <table:table-cell office:value-type="boolean" office:boolean-value="true">
            <text:p>TRUE</text:p>
          </table:table-cell>
        </table:table-row>
        <table:table-row>
          <table:table-cell office:value-type="string" office:string-value="bool_false">
            <text:p>bool_false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string" office:string-value="date">
            <text:p>date</text:p>
          </table:table-cell>
          <table:table-cell office:value-type="date" office:date-value="2024-06-15T00:00:00">
            <text:p>2024-06-15T00:00:00</text:p>
          </table:table-cell>
        </table:table-row>
        <table:table-row>
          <table:table-cell office:value-type="string" office:string-value="date_epoch">
            <text:p>date_epoch</text:p>
          </table:table-cell>
          <table:table-cell office:value-type="date" office:date-value="1970-01-01T00:00:00">
            <text:p>1970-01-01T00:00:00</text:p>
          </table:table-cell>
        </table:table-row>
        <table:table-row>
          <table:table-cell office:value-type="string" office:string-value="large_int">
            <text:p>large_int</text:p>
          </table:table-cell>
          <table:table-cell office:value-type="float" office:value="999999999">
            <text:p>999999999</text:p>
          </table:table-cell>
        </table:table-row>
        <table:table-row>
          <table:table-cell office:value-type="string" office:string-value="small_float">
            <text:p>small_float</text:p>
          </table:table-cell>
          <table:table-cell office:value-type="float" office:value="0.000001">
            <text:p>0.000001</text:p>
          </table:table-cell>
        </table:table-row>
        <table:table-row>
          <table:table-cell office:value-type="string" office:string-value="large_float">
            <text:p>large_float</text:p>
          </table:table-cell>
          <table:table-cell office:value-type="float" office:value="1234567.890123">
            <text:p>1234567.890123</text:p>
          </table:table-cell>
        </table:table-row>
        <table:table-row>
          <table:table-cell office:value-type="string" office:string-value="string_numeric">
            <text:p>string_numeric</text:p>
          </table:table-cell>
          <table:table-cell office:value-type="string" office:string-value="12345">
            <text:p>12345</text:p>
          </table:table-cell>
        </table:table-row>
        <table:table-row>
          <table:table-cell office:value-type="string" office:string-value="string_special">
            <text:p>string_special</text:p>
          </table:table-cell>
          <table:table-cell office:value-type="string" office:string-value="line1&#10;line2">
            <text:p>line1
line2</text:p>
          </table:table-cell>
        </table:table-row>
        <table:table-row>
          <table:table-cell office:value-type="string" office:string-value="string_unicode">
            <text:p>string_unicode</text:p>
          </table:table-cell>
          <table:table-cell office:value-type="string" office:string-value="café">
            <text:p>café</text:p>
          </table:table-cell>
        </table:table-row>
        <table:table-row>
          <table:table-cell office:value-type="string" office:string-value="negative_int">
            <text:p>negative_int</text:p>
          </table:table-cell>
          <table:table-cell office:value-type="float" office:value="-100">
            <text:p>-100</text:p>
          </table:table-cell>
        </table:table-row>
        <table:table-row>
          <table:table-cell office:value-type="string" office:string-value="max_float">
            <text:p>max_float</text:p>
          </table:table-cell>
          <table:table-cell office:value-type="float" office:value="17976931348623157000000000000000000000000000000000000000000000000000000000000000000000000000000000000">
            <text:p>17976931348623157000000000000000000000000000000000000000000000000000000000000000000000000000000000000</text:p>
          </table:table-cell>
        </table:table-row>
        <table:table-row>
          <table:table-cell office:value-type="string" office:string-value="bool_string">
            <text:p>bool_string</text:p>
          </table:table-cell>
          <table:table-cell office:value-type="string" office:string-value="TRUE">
            <text:p>TRUE</text:p>
          </table:table-cell>
        </table:table-row>
      </table:table>
      <table:table table:name="Sheet2">
        <table:table-column/>
        <table:table-row>
          <table:table-cell office:value-type="string" office:string-value="Sheet2 String">
            <text:p>Sheet2 String</text:p>
          </table:table-cell>
        </table:table-row>
        <table:table-row>
          <table:table-cell office:value-type="float" office:value="100">
            <text:p>100</text:p>
          </table:table-cell>
        </table:table-row>
        <table:table-row>
          <table:table-cell office:value-type="boolean" office:boolean-value="true">
            <text:p>TRUE</text:p>
          </table:table-cell>
        </table:table-row>
        <table:table-row>
          <table:table-cell office:value-type="date" office:date-value="2025-12-31T00:00:00">
            <text:p>2025-12-31T00:0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